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6000000CDD994C7152F9285BD.png" manifest:media-type="image/png"/>
  <manifest:file-entry manifest:full-path="Pictures/1000000000000298000001D10B8148A5B809B1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-0.2957in" fo:margin-right="0in" fo:margin-top="0.0835in" fo:margin-bottom="0in" loext:contextual-spacing="false" fo:text-indent="0in" style:auto-text-indent="false"/>
    </style:style>
    <style:style style:name="P2" style:family="paragraph" style:parent-style-name="Heading_20_1" style:list-style-name="WWNum2"/>
    <style:style style:name="P3" style:family="paragraph" style:parent-style-name="Heading_20_1" style:list-style-name="WWNum2">
      <style:paragraph-properties>
        <style:tab-stops>
          <style:tab-stop style:position="-0.0984in"/>
        </style:tab-stops>
      </style:paragraph-properties>
    </style:style>
    <style:style style:name="P4" style:family="paragraph" style:parent-style-name="Normal_20__28_Web_29_">
      <style:paragraph-properties fo:margin-top="0in" fo:margin-bottom="0in" loext:contextual-spacing="false"/>
    </style:style>
    <style:style style:name="P5" style:family="paragraph" style:parent-style-name="Normal_20__28_Web_29_">
      <style:paragraph-properties fo:margin-top="0in" fo:margin-bottom="0in" loext:contextual-spacing="false"/>
      <style:text-properties fo:font-size="20pt" style:font-size-asian="20pt" style:font-size-complex="20pt"/>
    </style:style>
    <style:style style:name="P6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7" style:family="paragraph" style:parent-style-name="Normal_20__28_Web_29_">
      <style:paragraph-properties fo:margin-top="0in" fo:margin-bottom="0in" loext:contextual-spacing="false"/>
      <style:text-properties fo:font-variant="small-caps"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8" style:family="paragraph" style:parent-style-name="Normal_20__28_Web_29_">
      <style:paragraph-properties fo:margin-top="0in" fo:margin-bottom="0in" loext:contextual-spacing="false"/>
      <style:text-properties style:font-name="Verdana" fo:font-weight="bold" style:font-weight-asian="bold" style:font-name-complex="Verdana1"/>
    </style:style>
    <style:style style:name="P9" style:family="paragraph" style:parent-style-name="Normal_20__28_Web_29_">
      <style:paragraph-properties fo:margin-left="-0.2957in" fo:margin-right="0in" fo:margin-top="0in" fo:margin-bottom="0in" loext:contextual-spacing="false" fo:text-indent="0in" style:auto-text-indent="false"/>
    </style:style>
    <style:style style:name="P10" style:family="paragraph" style:parent-style-name="Normal_20__28_Web_29_">
      <style:paragraph-properties fo:margin-left="-0.2957in" fo:margin-right="0in" fo:margin-top="0in" fo:margin-bottom="0in" loext:contextual-spacing="false" fo:text-indent="0in" style:auto-text-indent="false"/>
      <style:text-properties fo:font-variant="small-caps"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1" style:family="paragraph" style:parent-style-name="Normal_20__28_Web_29_">
      <style:paragraph-properties fo:margin-left="-0.2957in" fo:margin-right="0in" fo:margin-top="0.0835in" fo:margin-bottom="0in" loext:contextual-spacing="false" fo:text-indent="0in" style:auto-text-indent="false"/>
    </style:style>
    <style:style style:name="P12" style:family="paragraph" style:parent-style-name="Normal_20__28_Web_29_">
      <style:paragraph-properties fo:margin-left="-0.2957in" fo:margin-right="0in" fo:margin-top="0.0835in" fo:margin-bottom="0in" loext:contextual-spacing="false" fo:text-indent="0in" style:auto-text-indent="false"/>
      <style:text-properties fo:color="#008000" fo:font-weight="bold" style:font-weight-asian="bold" style:font-name-complex="Arial" style:font-size-complex="10pt"/>
    </style:style>
    <style:style style:name="P13" style:family="paragraph" style:parent-style-name="Normal_20__28_Web_29_">
      <style:paragraph-properties fo:margin-left="-0.2957in" fo:margin-right="0in" fo:margin-top="0.0835in" fo:margin-bottom="0in" loext:contextual-spacing="false" fo:text-align="justify" style:justify-single-word="false" fo:text-indent="0in" style:auto-text-indent="false"/>
      <style:text-properties fo:color="#008000" fo:font-weight="bold" style:font-weight-asian="bold" style:font-name-complex="Arial" style:font-size-complex="10pt"/>
    </style:style>
    <style:style style:name="P14" style:family="paragraph" style:parent-style-name="Normal_20__28_Web_29_">
      <style:paragraph-properties fo:margin-left="-0.2957in" fo:margin-right="0in" fo:margin-top="0.0835in" fo:margin-bottom="0in" loext:contextual-spacing="false" fo:text-align="justify" style:justify-single-word="false" fo:text-indent="0in" style:auto-text-indent="false"/>
    </style:style>
    <style:style style:name="P15" style:family="paragraph" style:parent-style-name="Normal_20__28_Web_29_">
      <style:paragraph-properties fo:margin-left="-0.2957in" fo:margin-right="0in" fo:margin-top="0.0835in" fo:margin-bottom="0in" loext:contextual-spacing="false" fo:text-indent="0in" style:auto-text-indent="false"/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P16" style:family="paragraph" style:parent-style-name="Normal_20__28_Web_29_">
      <style:paragraph-properties fo:margin-left="-0.3154in" fo:margin-right="0in" fo:margin-top="0.0835in" fo:margin-bottom="0in" loext:contextual-spacing="false" fo:text-indent="0in" style:auto-text-indent="false"/>
    </style:style>
    <style:style style:name="P17" style:family="paragraph" style:parent-style-name="Normal_20__28_Web_29_">
      <style:paragraph-properties fo:margin-left="-0.1972in" fo:margin-right="0in" fo:margin-top="0in" fo:margin-bottom="0in" loext:contextual-spacing="false" fo:text-indent="0in" style:auto-text-indent="false"/>
    </style:style>
    <style:style style:name="P18" style:family="paragraph" style:parent-style-name="Normal_20__28_Web_29_">
      <style:paragraph-properties fo:margin-left="-0.1972in" fo:margin-right="0in" fo:margin-top="0in" fo:margin-bottom="0in" loext:contextual-spacing="false" fo:text-indent="0in" style:auto-text-indent="false"/>
      <style:text-properties fo:color="#000000" style:font-name="Verdana" fo:font-size="10pt" style:font-size-asian="10pt" style:font-name-complex="Verdana1" style:font-size-complex="10pt"/>
    </style:style>
    <style:style style:name="P19" style:family="paragraph" style:parent-style-name="Título3" style:master-page-name="Standard">
      <style:paragraph-properties fo:margin-top="0.1665in" fo:margin-bottom="0.0835in" loext:contextual-spacing="false" style:page-number="auto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color="#000000" style:font-name="Verdana" fo:font-size="13.5pt" fo:font-weight="bold" style:font-name-asian="Verdana1" style:font-size-asian="13.5pt" style:font-weight-asian="bold" style:font-name-complex="Verdana1" style:font-size-complex="13.5pt"/>
    </style:style>
    <style:style style:name="T2" style:family="text">
      <style:text-properties fo:color="#000000" style:font-name="Verdana" fo:font-size="10pt" style:font-size-asian="10pt" style:font-name-complex="Verdana1" style:font-size-complex="10pt"/>
    </style:style>
    <style:style style:name="T3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4" style:family="text">
      <style:text-properties fo:color="#000000" fo:font-style="italic" fo:font-weight="bold" style:font-style-asian="italic" style:font-weight-asian="bold" style:font-size-complex="10pt" style:font-weight-complex="bold"/>
    </style:style>
    <style:style style:name="T5" style:family="text">
      <style:text-properties fo:color="#000000" fo:font-style="italic" fo:font-weight="bold" style:font-style-asian="italic" style:font-weight-asian="bold" style:font-size-complex="10pt" style:font-style-complex="italic" style:font-weight-complex="bold"/>
    </style:style>
    <style:style style:name="T6" style:family="text">
      <style:text-properties fo:color="#000000" fo:font-weight="bold" style:font-weight-asian="bold" style:font-name-complex="Arial" style:font-size-complex="10pt"/>
    </style:style>
    <style:style style:name="T7" style:family="text">
      <style:text-properties fo:color="#000000" fo:font-size="12pt" fo:font-weight="bold" style:font-size-asian="12pt" style:font-weight-asian="bold" style:font-name-complex="Arial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size="8pt" fo:font-weight="normal" style:font-size-asian="8pt" style:font-weight-asian="normal" style:font-size-complex="10pt" style:font-weight-complex="normal"/>
    </style:style>
    <style:style style:name="T10" style:family="text">
      <style:text-properties fo:font-size="20pt" fo:font-style="italic" fo:font-weight="bold" style:font-size-asian="20pt" style:font-style-asian="italic" style:font-weight-asian="bold" style:font-size-complex="20pt" style:font-style-complex="italic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variant="small-caps" fo:color="#000000" style:font-name="Verdana" fo:font-weight="bold" style:font-weight-asian="bold" style:font-name-complex="Verdana1" style:font-weight-complex="bold"/>
    </style:style>
    <style:style style:name="T13" style:family="text">
      <style:text-properties fo:font-size="12pt" fo:font-weight="bold" style:font-size-asian="12pt" style:font-weight-asian="bold" style:font-name-complex="Arial"/>
    </style:style>
    <style:style style:name="T14" style:family="text">
      <style:text-properties fo:color="#008000" fo:font-weight="bold" style:font-weight-asian="bold" style:font-name-complex="Arial" style:font-size-complex="10pt"/>
    </style:style>
    <style:style style:name="T15" style:family="text">
      <style:text-properties fo:color="#008000" fo:font-weight="bold" style:font-weight-asian="bold" style:font-size-complex="10pt"/>
    </style:style>
    <style:style style:name="T16" style:family="text">
      <style:text-properties fo:color="#008000" fo:font-weight="normal" style:font-weight-asian="normal" style:font-size-complex="10pt" style:font-weight-complex="normal"/>
    </style:style>
    <style:style style:name="T17" style:family="text">
      <style:text-properties style:font-name-complex="Arial" style:font-size-complex="10pt"/>
    </style:style>
    <style:style style:name="T18" style:family="text">
      <style:text-properties fo:font-weight="bold" style:font-weight-asian="bold" style:font-name-complex="Arial" style:font-size-complex="10pt"/>
    </style:style>
    <style:style style:name="T19" style:family="text">
      <style:text-properties fo:font-weight="bold" style:font-weight-asian="bold" style:font-size-complex="10pt"/>
    </style:style>
    <style:style style:name="T20" style:family="text">
      <style:text-properties fo:font-size="8pt" fo:font-weight="bold" style:font-size-asian="8pt" style:font-weight-asian="bold" style:font-name-complex="Arial" style:font-size-complex="8pt"/>
    </style:style>
    <style:style style:name="T21" style:family="text">
      <style:text-properties style:font-name="Verdana" fo:font-size="10pt" fo:font-weight="bold" style:font-size-asian="10pt" style:font-weight-asian="bold" style:font-name-complex="Verdana1" style:font-size-complex="10pt" style:font-weight-complex="bold"/>
    </style:style>
    <style:style style:name="T22" style:family="text">
      <style:text-properties style:font-name="Verdana" fo:font-weight="bold" style:font-weight-asian="bold" style:font-name-complex="Verdana1"/>
    </style:style>
    <style:style style:name="T23" style:family="text">
      <style:text-properties fo:color="#373737" style:font-name="Verdana" fo:font-size="6pt" fo:font-weight="bold" fo:background-color="#ffffff" loext:char-shading-value="0" style:font-size-asian="6pt" style:font-weight-asian="bold" style:font-name-complex="Verdana1" style:font-size-complex="6pt" style:font-weight-complex="bold"/>
    </style:style>
    <style:style style:name="T24" style:family="text">
      <style:text-properties fo:color="#373737" style:font-name="Verdana" fo:font-size="6pt" fo:font-weight="bold" fo:background-color="#ffffff" loext:char-shading-value="0" style:font-name-asian="Verdana1" style:font-size-asian="6pt" style:font-weight-asian="bold" style:font-name-complex="Verdana1" style:font-size-complex="6pt" style:font-weight-complex="bold"/>
    </style:style>
    <style:style style:name="T25" style:family="text">
      <style:text-properties fo:color="#373737" style:font-name="Verdana" fo:font-size="6pt" fo:font-weight="bold" style:font-size-asian="6pt" style:font-weight-asian="bold" style:font-name-complex="Verdana1" style:font-size-complex="6pt" style:font-weight-complex="bold" fo:background-color="#ffffff"/>
    </style:style>
    <style:style style:name="T26" style:family="text">
      <style:text-properties style:font-size-complex="10pt"/>
    </style:style>
    <style:style style:name="T27" style:family="text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Título3">SOLICITUD DE CAMBIO</text:p>
      <text:p text:style-name="Text_20_body"/>
      <text:p text:style-name="Text_20_body"/>
      <text:p text:style-name="Standard"><text:span text:style-name="T1"><text:s/></text:span><text:span text:style-name="notranslate"><text:span text:style-name="T10">NUMERO: 1</text:span></text:span></text:p>
      <text:p text:style-name="Standard"/>
      <text:p text:style-name="Standard"/>
      <text:p text:style-name="Standard"/>
      <text:p text:style-name="Standard"><text:span text:style-name="notranslate"><text:span text:style-name="T10">CLIENTE: ApoloPharmaceutics<text:line-break/></text:span></text:span></text:p>
      <text:list xml:id="list1113108484" text:style-name="WWNum2">
        <text:list-item>
          <text:h text:style-name="P2" text:outline-level="1"><text:span text:style-name="notranslate"><text:span text:style-name="T11">PROYECTO:<text:line-break/></text:span></text:span></text:h>
        </text:list-item>
        <text:list-item>
          <text:h text:style-name="P3" text:outline-level="1"><text:span text:style-name="notranslate"><text:span text:style-name="T11">ASUNTO:</text:span></text:span></text:h>
        </text:list-item>
      </text:list>
      <text:p text:style-name="P5"/>
      <text:p text:style-name="P4"><text:span text:style-name="notranslate"><text:span text:style-name="T4">Fecha:</text:span></text:span></text:p>
      <text:p text:style-name="P4"><text:span text:style-name="notranslate"><text:span text:style-name="T5"><text:line-break/>Autor: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/>
      <text:p text:style-name="P10"/>
      <text:p text:style-name="P9"><text:span text:style-name="T12">I- DESCRIPCIÓN DEL CAMBIO</text:span></text:p>
      <text:p text:style-name="P13"><text:span text:style-name="notranslate"/></text:p>
      <text:p text:style-name="P14"/>
      <text:p text:style-name="P14"/>
      <text:p text:style-name="P9"><text:span text:style-name="T12">II- IMPLEMENTACIÓN DEL CAMBIO</text:span></text:p>
      <text:p text:style-name="P13"><text:span text:style-name="notranslate"/></text:p>
      <text:p text:style-name="P11"><text:span text:style-name="notranslate"><text:span text:style-name="T6">Criticidad: <text:line-break/></text:span></text:span></text:p>
      <text:p text:style-name="P11"><text:span text:style-name="notranslate"><text:span text:style-name="T6"><text:line-break/>Descripción de la implementación: <text:line-break/></text:span></text:span></text:p>
      <text:p text:style-name="P11"><text:span text:style-name="notranslate"><text:span text:style-name="T6"><text:line-break/>Fecha de Realización: <text:line-break/></text:span></text:span></text:p>
      <text:p text:style-name="P11"><text:span text:style-name="notranslate"><text:span text:style-name="T6"><text:line-break/>Responsables principales: <text:line-break/> </text:span></text:span></text:p>
      <text:p text:style-name="P11"><text:span text:style-name="notranslate"><text:span text:style-name="T6"><text:line-break/></text:span></text:span><text:span text:style-name="notranslate"><text:span text:style-name="T7">III- ANÁLISIS DE IMPACTO </text:span></text:span></text:p>
      <text:p text:style-name="P12"><text:span text:style-name="notranslate"/></text:p>
      <text:p text:style-name="P15"/>
      <text:p text:style-name="P15"/>
      <text:p text:style-name="P11"><text:span text:style-name="notranslate"><text:span text:style-name="T7">IV- CONDICIONES NECESARIAS PREVIAS<text:line-break/></text:span></text:span></text:p>
      <text:p text:style-name="P11"/>
      <text:p text:style-name="P11"/>
      <text:p text:style-name="P11"><text:span text:style-name="notranslate"><text:span text:style-name="T13">V- ESFUERZO NECESARIO</text:span></text:span></text:p>
      <text:p text:style-name="P11"><text:span text:style-name="notranslate"><text:span text:style-name="T14"><text:line-break/></text:span></text:span><text:span text:style-name="notranslate"><text:span text:style-name="T17">El siguiente es el detalle de esfuerzo necesario para cumplimentar esta solicitud de cambio:<text:line-break/></text:span></text:span></text:p>
      <text:p text:style-name="P16"><text:span text:style-name="notranslate"><text:span text:style-name="T18">HORAS HOMBRE:</text:span></text:span><text:span text:style-name="notranslate"><text:span text:style-name="T20"><text:line-break/></text:span></text:span></text:p>
      <text:p text:style-name="P16"><text:span text:style-name="notranslate"><text:span text:style-name="T9">aaaaa</text:span></text:span><text:span text:style-name="T16"><text:line-break/> </text:span><text:span text:style-name="T15"><text:line-break/></text:span><text:span text:style-name="T21">MATERIALES:</text:span><text:line-break/></text:p>
      <text:p text:style-name="P16">aaaaa</text:p>
      <text:p text:style-name="P1"><text:soft-page-break/><text:span text:style-name="notranslate"><text:span text:style-name="T19">SERVICIOS</text:span></text:span>:<text:line-break/></text:p>
      <text:p text:style-name="P1">aaaaa</text:p>
      <text:p text:style-name="P11"><text:span text:style-name="notranslate"><text:span text:style-name="T13">VI- DOCUMENTACIÓN ADICIONAL</text:span></text:span></text:p>
      <text:p text:style-name="P12"><text:span text:style-name="notranslate"/></text:p>
      <text:p text:style-name="P11"/>
      <text:p text:style-name="P11"><text:span text:style-name="T22">VII- APROBACIÓN DE LA SOLICITUD DE CAMBIO</text:span></text:p>
      <text:p text:style-name="P8"/>
      <text:p text:style-name="P17"><text:span text:style-name="T2">El/Los abajo firmante/s, <text:s/>dan conformidad del entendimiento de este documento y al firmar indica/n la aprobación de la solicitud del cambio:</text:span></text:p>
      <text:p text:style-name="P18"/>
      <text:p text:style-name="P4">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1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10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WW-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0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9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9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8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8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7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7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6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6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5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4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3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Microsoft YaHei" style:font-family-asian="'Microsoft YaHei'" style:font-family-generic-asian="system" style:font-pitch-asian="variable" style:font-size-asian="28pt" style:font-weight-asian="bold" style:font-name-complex="Mangal" style:font-family-complex="Mangal" style:font-family-generic-complex="system" style:font-pitch-complex="variable" style:font-size-complex="28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ido_20_del_20_marco" style:display-name="Contenido del marco" style:family="paragraph" style:parent-style-name="Standard" style:default-outline-level=""/>
    <style:style style:name="Estilo1" style:family="paragraph" style:parent-style-name="Normal_20__28_Web_29_" style:default-outline-level="">
      <style:paragraph-properties fo:margin-top="0in" fo:margin-bottom="0in" loext:contextual-spacing="false"/>
      <style:text-properties style:font-name="Verdana" fo:font-family="Verdana" style:font-family-generic="roman" style:font-pitch="variable" fo:font-size="10pt" fo:font-weight="bold" style:font-size-asian="10pt" style:font-weight-asian="bold" style:font-name-complex="Verdana1" style:font-family-complex="Verdana" style:font-family-generic-complex="system" style:font-pitch-complex="variable" style:font-size-complex="10pt" style:font-weight-complex="bold"/>
    </style:style>
    <style:style style:name="Estilo2" style:family="paragraph" style:parent-style-name="Normal_20__28_Web_29_" style:default-outline-level="">
      <style:paragraph-properties fo:margin-top="0in" fo:margin-bottom="0in" loext:contextual-spacing="false" fo:line-height="200%"/>
      <style:text-properties fo:font-variant="small-caps" style:font-name="Verdana" fo:font-family="Verdana" style:font-family-generic="roman" style:font-pitch="variable" fo:font-size="10pt" fo:font-weight="bold" style:font-size-asian="10pt" style:font-weight-asian="bold" style:font-name-complex="Verdana1" style:font-family-complex="Verdana" style:font-family-generic-complex="system" style:font-pitch-complex="variable" style:font-size-complex="10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Fuente_20_de_20_párrafo_20_predeter.11" style:display-name="Fuente de párrafo predeter.11" style:family="text"/>
    <style:style style:name="WW8Num2z0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5" style:display-name="Fuente de párrafo predeter.5" style:family="text"/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1" style:display-name="Fuente de párrafo predeter.1" style:family="text"/>
    <style:style style:name="notranslate" style:family="text">
      <style:text-properties style:font-name="Verdana" fo:font-family="Verdana" style:font-family-generic="roman" style:font-pitch="variable" fo:font-size="10pt" style:font-size-asian="10pt" style:font-name-complex="Verdana1" style:font-family-complex="Verdana" style:font-family-generic-complex="system" style:font-pitch-complex="variable"/>
    </style:style>
    <style:style style:name="Número_20_de_20_página" style:display-name="Número de página" style:family="text" style:parent-style-name="Fuente_20_de_20_párrafo_20_predeter.1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fo:color="#373737" style:font-name="Verdana" fo:font-size="6pt" fo:font-weight="bold" fo:background-color="#ffffff" loext:char-shading-value="0" style:font-size-asian="6pt" style:font-weight-asian="bold" style:font-name-complex="Verdana1" style:font-size-complex="6pt" style:font-weight-complex="bold"/>
    </style:style>
    <style:style style:name="MT3" style:family="text">
      <style:text-properties fo:color="#373737" style:font-name="Verdana" fo:font-size="6pt" fo:font-weight="bold" fo:background-color="#ffffff" loext:char-shading-value="0" style:font-name-asian="Verdana1" style:font-size-asian="6pt" style:font-weight-asian="bold" style:font-name-complex="Verdana1" style:font-size-complex="6pt" style:font-weight-complex="bold"/>
    </style:style>
    <style:style style:name="MT4" style:family="text"/>
    <style:style style:name="MT5" style:family="text">
      <style:text-properties style:font-size-complex="10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draw:z-index="2" draw:style-name="Mgr1" draw:text-style-name="MP2" svg:width="1.0413in" svg:height="0.7295in"><draw:image xlink:href="Pictures/1000000000000298000001D10B8148A5B809B120.jpg" xlink:type="simple" xlink:show="embed" xlink:actuate="onLoad"><text:p/></draw:image></draw:frame><text:span text:style-name="MT1"><text:tab/><text:tab/><text:tab/><text:tab/><text:tab/><text:tab/><text:tab/><text:tab/></text:span><draw:frame text:anchor-type="as-char" draw:z-index="5" draw:style-name="Mgr1" draw:text-style-name="MP2" svg:width="0.8752in" svg:height="0.7295in"><draw:image xlink:href="Pictures/10000201000000F6000000CDD994C7152F9285BD.png" xlink:type="simple" xlink:show="embed" xlink:actuate="onLoad"><text:p/></draw:image></draw:frame></text:p>
        <text:p text:style-name="Header"/>
      </style:header>
      <style:footer>
        <text:p text:style-name="Footer"><text:span text:style-name="MT2">@Copyright 2017-2022, TaskControl PMS . All Rights Reserved. Reproduction or adaptation without permission is prohibited. <text:s/></text:span></text:p>
        <text:p text:style-name="Footer"><text:span text:style-name="MT3"><text:s text:c="204"/></text:span><text:span text:style-name="Número_20_de_20_página"><text:page-number text:select-page="current">3</text:page-number></text:span></text:p>
        <text:p text:style-name="Footer"><text:span text:style-name="MT5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07:39:00</meta:creation-date>
    <dc:language>es-CL</dc:language>
    <dc:date>2021-10-10T02:04:08</dc:date>
    <meta:editing-cycles>9</meta:editing-cycles>
    <meta:editing-duration>PT4M</meta:editing-duration>
    <meta:generator>LibreOffice/6.0.7.3$Linux_X86_64 LibreOffice_project/00m0$Build-3</meta:generator>
    <meta:document-statistic meta:table-count="0" meta:image-count="0" meta:object-count="0" meta:page-count="3" meta:paragraph-count="30" meta:word-count="109" meta:character-count="1024" meta:non-whitespace-character-count="701"/>
    <meta:template xlink:type="simple" xlink:actuate="onRequest" xlink:title="Normal_x005F_x005F_x005F_x005F_x0000_" xlink:href=""/>
  </office:meta>
</office:document-meta>
</file>